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a75b" officeooo:paragraph-rsid="0022a75b" style:font-weight-asian="bold" style:font-weight-complex="bold"/>
    </style:style>
    <style:style style:name="P2" style:family="paragraph" style:parent-style-name="Text_20_body">
      <style:text-properties officeooo:rsid="0013759a"/>
    </style:style>
    <style:style style:name="P3" style:family="paragraph" style:parent-style-name="Text_20_body">
      <style:text-properties officeooo:rsid="0013759a" officeooo:paragraph-rsid="0013759a"/>
    </style:style>
    <style:style style:name="P4" style:family="paragraph" style:parent-style-name="Text_20_body">
      <style:text-properties officeooo:rsid="00186ae5" officeooo:paragraph-rsid="00186ae5"/>
    </style:style>
    <style:style style:name="P5" style:family="paragraph" style:parent-style-name="Text_20_body">
      <style:text-properties officeooo:paragraph-rsid="00186ae5"/>
    </style:style>
    <style:style style:name="P6" style:family="paragraph" style:parent-style-name="Text_20_body">
      <style:text-properties fo:font-weight="bold" officeooo:rsid="001c840c" officeooo:paragraph-rsid="001c840c" style:font-weight-asian="bold" style:font-weight-complex="bold"/>
    </style:style>
    <style:style style:name="P7" style:family="paragraph" style:parent-style-name="Text_20_body">
      <style:text-properties officeooo:paragraph-rsid="0019615b"/>
    </style:style>
    <style:style style:name="P8" style:family="paragraph" style:parent-style-name="Text_20_body">
      <style:text-properties style:text-underline-style="none" officeooo:paragraph-rsid="0019615b"/>
    </style:style>
    <style:style style:name="P9" style:family="paragraph" style:parent-style-name="Text_20_body">
      <style:text-properties style:text-underline-style="none" officeooo:paragraph-rsid="001ec9b5"/>
    </style:style>
    <style:style style:name="P10" style:family="paragraph" style:parent-style-name="Text_20_body">
      <style:text-properties style:text-underline-style="none" officeooo:paragraph-rsid="002519f3"/>
    </style:style>
    <style:style style:name="P11" style:family="paragraph" style:parent-style-name="Text_20_body">
      <style:text-properties style:text-underline-style="none" officeooo:paragraph-rsid="00260cc2"/>
    </style:style>
    <style:style style:name="P12" style:family="paragraph" style:parent-style-name="Text_20_body">
      <style:text-properties officeooo:paragraph-rsid="001ec9b5"/>
    </style:style>
    <style:style style:name="P13" style:family="paragraph" style:parent-style-name="Text_20_body">
      <style:text-properties officeooo:paragraph-rsid="002519f3"/>
    </style:style>
    <style:style style:name="P14" style:family="paragraph" style:parent-style-name="Heading_20_3">
      <style:text-properties officeooo:rsid="00186ae5" officeooo:paragraph-rsid="00186ae5"/>
    </style:style>
    <style:style style:name="T1" style:family="text">
      <style:text-properties officeooo:rsid="00153f1f"/>
    </style:style>
    <style:style style:name="T2" style:family="text">
      <style:text-properties fo:font-size="10pt" officeooo:rsid="00186ae5" style:font-size-asian="8.75pt" style:font-size-complex="10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86ae5" style:font-size-asian="10.5pt" style:font-size-complex="12pt"/>
    </style:style>
    <style:style style:name="T5" style:family="text">
      <style:text-properties fo:font-size="12pt" officeooo:rsid="001b8630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186ae5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9615b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1a1049" style:font-size-asian="10.5pt" style:font-weight-asian="bold" style:font-size-complex="12pt" style:font-weight-complex="bold"/>
    </style:style>
    <style:style style:name="T10" style:family="text">
      <style:text-properties fo:font-size="12pt" fo:font-weight="normal" officeooo:rsid="0019615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86ae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a1049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b8630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c840c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ec9b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0120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1aa37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2a75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519f3" style:font-size-asian="10.5pt" style:font-weight-asian="normal" style:font-size-complex="12pt" style:font-weight-complex="normal"/>
    </style:style>
    <style:style style:name="T20" style:family="text">
      <style:text-properties fo:font-size="12pt" style:text-underline-style="solid" style:text-underline-width="auto" style:text-underline-color="font-color" fo:font-weight="normal" officeooo:rsid="001c840c" style:font-size-asian="10.5pt" style:font-weight-asian="normal" style:font-size-complex="12pt" style:font-weight-complex="normal"/>
    </style:style>
    <style:style style:name="T21" style:family="text">
      <style:text-properties fo:font-weight="normal" officeooo:rsid="0023a491" style:font-weight-asian="normal" style:font-weight-complex="normal"/>
    </style:style>
    <style:style style:name="T22" style:family="text">
      <style:text-properties fo:font-weight="normal" officeooo:rsid="0023b23a" style:font-weight-asian="normal" style:font-weight-complex="normal"/>
    </style:style>
    <style:style style:name="T23" style:family="text">
      <style:text-properties fo:font-weight="normal" officeooo:rsid="002448b6" style:font-weight-asian="normal" style:font-weight-complex="normal"/>
    </style:style>
    <style:style style:name="T24" style:family="text">
      <style:text-properties officeooo:rsid="001d9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Thinking</text:h>
      <text:p text:style-name="P2"/>
      <text:h text:style-name="P14" text:outline-level="3">Summary</text:h>
      <text:p text:style-name="P3"><text:tab/>Our <text:span text:style-name="T1">model of a thread pool is simply consist of a task queue and the thread pool.The task queue contains tasks which wait for an available thread to be assigned into. When a thread gets available , then thread pool allows the task queue to insert the front task from its queue. If a task is done , it is erased from the task queue.</text:span></text:p>
      <text:h text:style-name="P14" text:outline-level="3">Covered Patterns</text:h>
      <text:p text:style-name="P5"><text:span text:style-name="T2"><text:tab/></text:span><text:span text:style-name="T4">Following patterns are covered in this project :</text:span></text:p>
      <text:p text:style-name="P4"><text:span text:style-name="T6">1) Singleton Pattern:</text:span><text:span text:style-name="T3"> </text:span></text:p>
      <text:p text:style-name="P4"><text:span text:style-name="T3"><text:tab/>There is one thread pool so we used singleton pattern while implementing <text:s/>‘ThreadPool’ class. It helped to access the class methods without actually instantiating it.</text:span></text:p>
      <text:p text:style-name="P4"><text:span text:style-name="T6">2) Composite Pattern:</text:span></text:p>
      <text:p text:style-name="P7"><text:span text:style-name="T7"><text:tab/></text:span><text:span text:style-name="T11">Tasks which are need to be done can consist of another sub tasks. </text:span><text:span text:style-name="T14">Both MultiTask and Task classes use ‘assignToPool()’ method which is from AbstractTask class so this composite pattern uses ‘safe’ implementation . </text:span><text:span text:style-name="T10">For example, ‘shut down the computer’ task includes tasks such as ‘shut all running programs’ or ‘display “Goodbye”’.Therefore , there is an abstract base class ‘AbstractTask’ for both ‘Task’ and ‘MultiTask’ classes.</text:span></text:p>
      <text:p text:style-name="P7"><text:span text:style-name="T10"><text:tab/></text:span><text:span text:style-name="T20">Participants :</text:span></text:p>
      <text:p text:style-name="P8"><text:span text:style-name="T14"><text:tab/><text:tab/>Component : AbstractTask</text:span></text:p>
      <text:p text:style-name="P8"><text:span text:style-name="T14"><text:tab/><text:tab/>Composite : <text:s/>MultiTask</text:span></text:p>
      <text:p text:style-name="P8"><text:span text:style-name="T14"><text:tab/><text:tab/>Leaf : Task 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>3) Com</text:span><text:span text:style-name="T9">and</text:span><text:span text:style-name="T8"> Pattern :</text:span></text:p>
      <text:p text:style-name="P7"><text:span text:style-name="T8"><text:tab/></text:span><text:span text:style-name="T17">Because tasks can not perform their action without a thread which needs a threadpool , i</text:span><text:span text:style-name="T12">n this model ThreadPool class invokes </text:span><text:span text:style-name="T13">AbstractTask</text:span><text:span text:style-name="T12"> classes to do their action by using Thread class. </text:span><text:span text:style-name="T18">The thread pool call ‘Execute()’ method in each thread it contains , then that method of threads calls ‘Action()’ method of each task.</text:span><text:span text:style-name="T12"> </text:span><text:span text:style-name="T13">Therefore , the ThreadPool class acts as an invoker , Thread classes acts as <text:s/>commands and AbstractTask classes act as a rec</text:span><text:span text:style-name="T15">ei</text:span><text:span text:style-name="T13">ver.</text:span></text:p>
      <text:p text:style-name="P12"><text:soft-page-break/><text:span text:style-name="T10"><text:tab/></text:span><text:span text:style-name="T20">Participants :</text:span></text:p>
      <text:p text:style-name="P9"><text:span text:style-name="T14"><text:tab/><text:tab/></text:span><text:span text:style-name="T15">Receiver </text:span><text:span text:style-name="T14">: </text:span><text:span text:style-name="T16">AbstracTask</text:span></text:p>
      <text:p text:style-name="P9"><text:span text:style-name="T14"><text:tab/><text:tab/>Com</text:span><text:span text:style-name="T16">mand</text:span><text:span text:style-name="T14"> : <text:s/></text:span><text:span text:style-name="T16">Thread</text:span></text:p>
      <text:p text:style-name="P9"><text:span text:style-name="T14"><text:tab/><text:tab/></text:span><text:span text:style-name="T16">Invoker</text:span><text:span text:style-name="T14"> : </text:span><text:span text:style-name="T16">ThreadPool</text:span></text:p>
      <text:p text:style-name="P7"><text:span text:style-name="T13"><text:tab/></text:span></text:p>
      <text:p text:style-name="P6"><text:span text:style-name="T5">4</text:span><text:span text:style-name="T3">) Iterator Pattern :</text:span></text:p>
      <text:p text:style-name="Standard"><text:tab/><text:span text:style-name="T24">The model uses iterator pattern to travers Task and Thread objects. Task iterators use MultiTask class as a collection and Thread iterators use ThreadPool class as a collection.</text:span></text:p>
      <text:p text:style-name="Standard"/>
      <text:p text:style-name="Standard"/>
      <text:p text:style-name="P1">5) Observer Pattern :</text:p>
      <text:p text:style-name="P1"><text:tab/><text:span text:style-name="T21">In this model the thread pool observes threads and updates itself according to upcoming notifications from threads. </text:span><text:span text:style-name="T22">‘Update’ method of the thread pool notifies the taskqueue if there is an available thread. </text:span><text:span text:style-name="T23">A memory manager also observes the thread pool to keep track of total memory used by all threads. If a thread changes its memory usage then the thread pool notifies the memory manager about that change.</text:span></text:p>
      <text:p text:style-name="P1"><text:tab/></text:p>
      <text:p text:style-name="P13"><text:span text:style-name="T10"><text:tab/></text:span><text:span text:style-name="T20">Participants :</text:span></text:p>
      <text:p text:style-name="P11"><text:span text:style-name="T14"><text:tab/><text:tab/></text:span><text:span text:style-name="T19">Subject</text:span><text:span text:style-name="T15"> </text:span><text:span text:style-name="T14">: </text:span><text:span text:style-name="T19">Thread (for ThreadPool) </text:span></text:p>
      <text:p text:style-name="P11"><text:span text:style-name="T19"><text:tab/><text:tab/><text:tab/> <text:s text:c="2"/>ThreadPool (for TaskQueue and MemoryManager)</text:span></text:p>
      <text:p text:style-name="P10"><text:span text:style-name="T14"><text:tab/><text:tab/></text:span><text:span text:style-name="T19">Observer : ThreadPool (of Thread) </text:span></text:p>
      <text:p text:style-name="P10"><text:span text:style-name="T19"><text:tab/><text:tab/><text:tab/> <text:s text:c="4"/>TaskQueue (of ThreadPool)</text:span></text:p>
      <text:p text:style-name="P10"><text:span text:style-name="T19"><text:tab/><text:tab/><text:tab/> <text:s text:c="4"/>MemoryManager (of ThreadPool) </text:span></text:p>
      <text:p text:style-name="P10"><text:span text:style-name="T19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01:04.881690781</meta:creation-date>
    <dc:date>2017-05-17T00:42:36.643551312</dc:date>
    <meta:editing-duration>PT46M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404" meta:character-count="2537" meta:non-whitespace-character-count="2100"/>
  </office:meta>
</office:document-meta>
</file>